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891E66D1.png" manifest:media-type="image/png"/>
  <manifest:file-entry manifest:full-path="Pictures/10000201000001F4000001F415939D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28cm" svg:height="13.228cm" svg:x="2.871cm" svg:y="2.614cm">
          <draw:image xlink:href="Pictures/10000201000001F4000001F415939DAD.png" xlink:type="simple" xlink:show="embed" xlink:actuate="onLoad">
            <text:p/>
          </draw:image>
        </draw:frame>
        <draw:frame draw:style-name="gr2" draw:text-style-name="P1" draw:layer="layout" svg:width="13.228cm" svg:height="13.228cm" svg:x="2.888cm" svg:y="16.926cm">
          <draw:image xlink:href="Pictures/10000201000001F4000001F4891E66D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3" svg:font-family="'Liberation Sans'" style:font-pitch="variable" style:font-charset="x-symbol"/>
    <style:font-face style:name="Symbol" svg:font-family="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8-18T02:20:07.386520193</dc:date>
    <dc:creator>elucterio </dc:creator>
    <meta:editing-duration>PT2H26M31S</meta:editing-duration>
    <meta:editing-cycles>13</meta:editing-cycles>
    <meta:generator>LibreOffice/4.2.8.2$Linux_X86_64 LibreOffice_project/420m0$Build-2</meta:generator>
    <meta:document-statistic meta:object-count="2"/>
  </office:meta>
</office:document-meta>
</file>